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ort</text:p>
      <text:p text:style-name="Standard">CS 352 project: L1 cache simulator</text:p>
      <text:p text:style-name="Standard"/>
      <text:p text:style-name="Standard">Problem statement:</text:p>
      <text:p text:style-name="Standard"><text:tab/>The goal of the project is to create a level 1 data cache simulator in C++. Using object oriented programming, the source code is written to clearly illustrate how a data cache works. Also, by passing different parameters for the dimensions of the cache/memory, the statistics printed by the simulator can be compared. Varying parameters cache size (KiB), block size (Bytes), and associativity will affect the cache miss rates.</text:p>
      <text:p text:style-name="Standard"/>
      <text:p text:style-name="Standard">Solution: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Ian Buitrago</text:p>
        <text:p text:style-name="Header">Miguel Diaz</text:p>
        <text:p text:style-name="Header">11-30-2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Buitrago</meta:initial-creator>
    <meta:creation-date>2011-11-30T11:06:13</meta:creation-date>
    <dc:date>2011-11-30T11:58:27</dc:date>
    <dc:creator>Ian Buitrago</dc:creator>
    <meta:editing-duration>PT00H52M14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9" meta:word-count="84" meta:character-count="529"/>
  </office:meta>
</office:document-meta>
</file>